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cbca62"/>
    </style:style>
    <style:style style:name="T3" style:family="text">
      <style:text-properties officeooo:rsid="00f43fdb"/>
    </style:style>
    <style:style style:name="T4" style:family="text">
      <style:text-properties officeooo:rsid="0103b21e"/>
    </style:style>
    <style:style style:name="T5" style:family="text">
      <style:text-properties officeooo:rsid="01059c66"/>
    </style:style>
    <style:style style:name="T6" style:family="text">
      <style:text-properties officeooo:rsid="0114861f"/>
    </style:style>
    <style:style style:name="T7" style:family="text">
      <style:text-properties officeooo:rsid="0115c597"/>
    </style:style>
    <style:style style:name="T8" style:family="text">
      <style:text-properties officeooo:rsid="00065d6c"/>
    </style:style>
    <style:style style:name="T9" style:family="text">
      <style:text-properties officeooo:rsid="015427ae"/>
    </style:style>
    <style:style style:name="T10" style:family="text">
      <style:text-properties officeooo:rsid="0164e3b7"/>
    </style:style>
    <style:style style:name="T11" style:family="text">
      <style:text-properties officeooo:rsid="02a4e322"/>
    </style:style>
    <style:style style:name="T12" style:family="text">
      <style:text-properties officeooo:rsid="03328812"/>
    </style:style>
    <style:style style:name="T13" style:family="text">
      <style:text-properties officeooo:rsid="0337a579"/>
    </style:style>
    <style:style style:name="T14" style:family="text">
      <style:text-properties officeooo:rsid="0358fc3a"/>
    </style:style>
    <style:style style:name="T15" style:family="text">
      <style:text-properties officeooo:rsid="035bf411"/>
    </style:style>
    <style:style style:name="T16" style:family="text">
      <style:text-properties officeooo:rsid="0367e11b"/>
    </style:style>
    <style:style style:name="T17" style:family="text">
      <style:text-properties officeooo:rsid="036d2120"/>
    </style:style>
    <style:style style:name="T18" style:family="text">
      <style:text-properties officeooo:rsid="037bea4f"/>
    </style:style>
    <style:style style:name="T19" style:family="text">
      <style:text-properties officeooo:rsid="0381d376"/>
    </style:style>
    <style:style style:name="T20" style:family="text">
      <style:text-properties officeooo:rsid="0387c6ea"/>
    </style:style>
    <style:style style:name="T21" style:family="text">
      <style:text-properties officeooo:rsid="03880b35"/>
    </style:style>
    <style:style style:name="T22" style:family="text">
      <style:text-properties officeooo:rsid="038f56be"/>
    </style:style>
    <style:style style:name="T23" style:family="text">
      <style:text-properties officeooo:rsid="039148e9"/>
    </style:style>
    <style:style style:name="T24" style:family="text">
      <style:text-properties officeooo:rsid="03ade3db"/>
    </style:style>
    <style:style style:name="T25" style:family="text">
      <style:text-properties officeooo:rsid="03b1fdb5"/>
    </style:style>
    <style:style style:name="T26" style:family="text">
      <style:text-properties officeooo:rsid="03cb71d6"/>
    </style:style>
    <style:style style:name="T27" style:family="text">
      <style:text-properties officeooo:rsid="03cbca06"/>
    </style:style>
    <style:style style:name="T28" style:family="text">
      <style:text-properties officeooo:rsid="03cd1660"/>
    </style:style>
    <style:style style:name="T29" style:family="text">
      <style:text-properties officeooo:rsid="03d836cd"/>
    </style:style>
    <style:style style:name="T30" style:family="text">
      <style:text-properties officeooo:rsid="03e474da"/>
    </style:style>
    <style:style style:name="T31" style:family="text">
      <style:text-properties officeooo:rsid="03e89be1"/>
    </style:style>
    <style:style style:name="T32" style:family="text">
      <style:text-properties officeooo:rsid="03e8b1ba"/>
    </style:style>
    <style:style style:name="T33" style:family="text">
      <style:text-properties officeooo:rsid="03eaba53"/>
    </style:style>
    <style:style style:name="T34" style:family="text">
      <style:text-properties officeooo:rsid="03ef361a"/>
    </style:style>
    <style:style style:name="T35" style:family="text">
      <style:text-properties officeooo:rsid="03f05dad"/>
    </style:style>
    <style:style style:name="T36" style:family="text">
      <style:text-properties officeooo:rsid="03f24393"/>
    </style:style>
    <style:style style:name="T37" style:family="text">
      <style:text-properties officeooo:rsid="03f31327"/>
    </style:style>
    <style:style style:name="T38" style:family="text">
      <style:text-properties officeooo:rsid="03f5ed51"/>
    </style:style>
    <style:style style:name="T39" style:family="text">
      <style:text-properties officeooo:rsid="03fa246d"/>
    </style:style>
    <style:style style:name="T40" style:family="text">
      <style:text-properties officeooo:rsid="03fe028a"/>
    </style:style>
    <style:style style:name="T41" style:family="text">
      <style:text-properties officeooo:rsid="03ffb43f"/>
    </style:style>
    <style:style style:name="T42" style:family="text">
      <style:text-properties officeooo:rsid="04047c11"/>
    </style:style>
    <style:style style:name="T43" style:family="text">
      <style:text-properties officeooo:rsid="040587c2"/>
    </style:style>
    <style:style style:name="T44" style:family="text">
      <style:text-properties officeooo:rsid="04076dde"/>
    </style:style>
    <style:style style:name="T45" style:family="text">
      <style:text-properties officeooo:rsid="040a96f1"/>
    </style:style>
    <style:style style:name="T46" style:family="text">
      <style:text-properties officeooo:rsid="0410072f"/>
    </style:style>
    <style:style style:name="T47" style:family="text">
      <style:text-properties officeooo:rsid="0411d7a4"/>
    </style:style>
    <style:style style:name="T48" style:family="text">
      <style:text-properties officeooo:rsid="041444ad"/>
    </style:style>
    <style:style style:name="T49" style:family="text">
      <style:text-properties officeooo:rsid="04164c57"/>
    </style:style>
    <style:style style:name="T50" style:family="text">
      <style:text-properties officeooo:rsid="041c13cb"/>
    </style:style>
    <style:style style:name="T51" style:family="text">
      <style:text-properties officeooo:rsid="041f649f"/>
    </style:style>
    <style:style style:name="T52" style:family="text">
      <style:text-properties officeooo:rsid="04215b34"/>
    </style:style>
    <style:style style:name="T53" style:family="text">
      <style:text-properties officeooo:rsid="04231e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43">9.0.</text:span><text:span text:style-name="T52">4</text:span></text:p>
      <text:p text:style-name="P3">LibreOffice: <text:span text:style-name="T10">7.</text:span><text:span text:style-name="T40">4.</text:span><text:span text:style-name="T52">3</text:span></text:p>
      <text:p text:style-name="P4"><text:span text:style-name="T8">Thunderbird: </text:span><text:span text:style-name="T33">102.</text:span><text:span text:style-name="T51">5.</text:span><text:span text:style-name="T53">1</text:span></text:p>
      <text:p text:style-name="P3">VLC: 3.0.<text:span text:style-name="T6">1</text:span><text:span text:style-name="T53">8</text:span></text:p>
      <text:p text:style-name="P3">DVDStyler: 3.<text:span text:style-name="T13">2.</text:span><text:span text:style-name="T18">1</text:span></text:p>
      <text:p text:style-name="P3">GIMP: 2.10.<text:span text:style-name="T23">3</text:span><text:span text:style-name="T31">2</text:span></text:p>
      <text:p text:style-name="P3">OpenShot: <text:span text:style-name="T1">2.</text:span><text:span text:style-name="T15">6.</text:span><text:span text:style-name="T16">1</text:span></text:p>
      <text:p text:style-name="P5"><text:span text:style-name="T8">Audacity: </text:span><text:span text:style-name="T11">3.</text:span><text:span text:style-name="T43">2.1</text:span></text:p>
      <text:p text:style-name="P3">Paint.net: 4.<text:span text:style-name="T17">3.</text:span><text:span text:style-name="T25">1</text:span><text:span text:style-name="T41">2</text:span></text:p>
      <text:p text:style-name="P3">MakeMKV: 1.1<text:span text:style-name="T33">7.</text:span><text:span text:style-name="T46">2 </text:span><text:span text:style-name="T52">(Website not available)</text:span></text:p>
      <text:p text:style-name="P6">SMPlayer: <text:span text:style-name="T4">2</text:span><text:span text:style-name="T24">2.</text:span><text:span text:style-name="T34">7.0</text:span></text:p>
      <text:p text:style-name="P7">Kdenlive: <text:span text:style-name="T7">2</text:span><text:span text:style-name="T29">2.</text:span><text:span text:style-name="T41">08.</text:span><text:span text:style-name="T50">3</text:span></text:p>
      <text:p text:style-name="P8">Rocky Linux: <text:span text:style-name="T34">9.</text:span><text:span text:style-name="T52">1</text:span></text:p>
      <text:p text:style-name="P9">Ubuntu Server: 2<text:span text:style-name="T27">2.04.</text:span><text:span text:style-name="T39">1</text:span></text:p>
      <text:p text:style-name="P4"><text:span text:style-name="T8">Fedora: 3</text:span><text:span text:style-name="T51">7</text:span></text:p>
      <text:p text:style-name="P3">Linux Mint: <text:span text:style-name="T9">2</text:span><text:span text:style-name="T38">1</text:span></text:p>
      <text:p text:style-name="P10">Kubuntu: <text:span text:style-name="T5">2</text:span><text:span text:style-name="T27">2.04.</text:span><text:span text:style-name="T39">1</text:span></text:p>
      <text:p text:style-name="P11">Fedora lxqt: 3<text:span text:style-name="T51">7</text:span></text:p>
      <text:p text:style-name="P12">Arch: <text:span text:style-name="T53">12-1-22</text:span></text:p>
      <text:p text:style-name="P13">Debian (Stable): 1<text:span text:style-name="T14">1.</text:span><text:span text:style-name="T42">5.0</text:span></text:p>
      <text:p text:style-name="P14">OpenSuse (Leap): 15.<text:span text:style-name="T32">4</text:span></text:p>
      <text:p text:style-name="P15">Visual Studio: 20<text:span text:style-name="T19">22<text:tab/></text:span></text:p>
      <text:p text:style-name="P16">FileZilla Client: 3.<text:span text:style-name="T30">6</text:span><text:span text:style-name="T49">2.</text:span><text:span text:style-name="T52">2</text:span></text:p>
      <text:p text:style-name="P17">Notepad ++: <text:span text:style-name="T12">8.</text:span><text:span text:style-name="T28">4.</text:span><text:span text:style-name="T50">7</text:span></text:p>
      <text:p text:style-name="P17">Brackets: <text:span text:style-name="T20">Pre-Release </text:span><text:span text:style-name="T21">2.</text:span><text:span text:style-name="T35">1.2</text:span></text:p>
      <text:p text:style-name="P17">Rufus: 3.<text:span text:style-name="T38">2</text:span><text:span text:style-name="T53">1</text:span></text:p>
      <text:p text:style-name="P18">VirtualBox: <text:span text:style-name="T47">7.0.</text:span><text:span text:style-name="T51">4</text:span></text:p>
      <text:p text:style-name="P17">Sharex: <text:span text:style-name="T35">14.</text:span><text:span text:style-name="T36">1.0</text:span></text:p>
      <text:p text:style-name="P17"><text:soft-page-break/>XDM:<text:span text:style-name="T3"> </text:span><text:span text:style-name="T52">2018</text:span></text:p>
      <text:p text:style-name="P17">Vivaldi: <text:span text:style-name="T22">5.</text:span><text:span text:style-name="T45">5</text:span></text:p>
      <text:p text:style-name="P17">7-zip: <text:span text:style-name="T2">2</text:span><text:span text:style-name="T37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2-05T20:27:46.444467518</dc:date>
    <meta:editing-duration>P2DT7H41M9S</meta:editing-duration>
    <meta:editing-cycles>482</meta:editing-cycles>
    <meta:generator>LibreOffice/7.4.3.2$Linux_X86_64 LibreOffice_project/40$Build-2</meta:generator>
    <meta:document-statistic meta:table-count="0" meta:image-count="0" meta:object-count="0" meta:page-count="2" meta:paragraph-count="32" meta:word-count="79" meta:character-count="559" meta:non-whitespace-character-count="510"/>
  </office:meta>
</office:document-meta>
</file>